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17.002cm" fo:margin-left="0cm" table:align="left"/>
    </style:style>
    <style:style style:name="Tabelle2.A" style:family="table-column">
      <style:table-column-properties style:column-width="1.596cm"/>
    </style:style>
    <style:style style:name="Tabelle2.B" style:family="table-column">
      <style:table-column-properties style:column-width="2.395cm"/>
    </style:style>
    <style:style style:name="Tabelle2.C" style:family="table-column">
      <style:table-column-properties style:column-width="2.531cm"/>
    </style:style>
    <style:style style:name="Tabelle2.D" style:family="table-column">
      <style:table-column-properties style:column-width="1.385cm"/>
    </style:style>
    <style:style style:name="Tabelle2.E" style:family="table-column">
      <style:table-column-properties style:column-width="2.646cm"/>
    </style:style>
    <style:style style:name="Tabelle2.F" style:family="table-column">
      <style:table-column-properties style:column-width="6.449cm"/>
    </style:style>
    <style:style style:name="Tabelle2.1" style:family="table-row">
      <style:table-row-properties style:min-row-height="0.497cm"/>
    </style:style>
    <style:style style:name="Tabelle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e2.F1" style:family="table-cell">
      <style:table-cell-properties fo:padding="0.097cm" fo:border="0.3pt solid #000000"/>
    </style:style>
    <style:style style:name="Tabelle1" style:family="table">
      <style:table-properties style:width="17.002cm" fo:margin-left="0cm" table:align="left"/>
    </style:style>
    <style:style style:name="Tabelle1.A" style:family="table-column">
      <style:table-column-properties style:column-width="1.595cm"/>
    </style:style>
    <style:style style:name="Tabelle1.B" style:family="table-column">
      <style:table-column-properties style:column-width="2.395cm"/>
    </style:style>
    <style:style style:name="Tabelle1.C" style:family="table-column">
      <style:table-column-properties style:column-width="2.526cm"/>
    </style:style>
    <style:style style:name="Tabelle1.D" style:family="table-column">
      <style:table-column-properties style:column-width="1.395cm"/>
    </style:style>
    <style:style style:name="Tabelle1.E" style:family="table-column">
      <style:table-column-properties style:column-width="2.646cm"/>
    </style:style>
    <style:style style:name="Tabelle1.F" style:family="table-column">
      <style:table-column-properties style:column-width="6.445cm"/>
    </style:style>
    <style:style style:name="Tabelle1.A1" style:family="table-cell">
      <style:table-cell-properties fo:padding="0.097cm" fo:border-left="0.3pt solid #000000" fo:border-right="none" fo:border-top="0.3pt solid #000000" fo:border-bottom="0.3pt solid #000000"/>
    </style:style>
    <style:style style:name="Tabelle1.F1" style:family="table-cell">
      <style:table-cell-properties fo:padding="0.097cm" fo:border="0.3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Inred_20_1_20__28_Versandliste_20_Überschrift_20_Tabelle_29_">
      <style:paragraph-properties fo:text-align="end" style:justify-single-word="false"/>
      <style:text-properties officeooo:paragraph-rsid="0010a8ca"/>
    </style:style>
    <style:style style:name="P5" style:family="paragraph" style:parent-style-name="Inred_20_1_20__28_Versandliste_20_Überschrift_20_Tabelle_29_">
      <style:paragraph-properties fo:text-align="start" style:justify-single-word="false"/>
      <style:text-properties officeooo:paragraph-rsid="0010a8ca"/>
    </style:style>
    <style:style style:name="P6" style:family="paragraph" style:parent-style-name="Inred_20__28_Tabelle_20_Inhalt_29_">
      <style:text-properties officeooo:paragraph-rsid="0012515b"/>
    </style:style>
    <style:style style:name="P7" style:family="paragraph" style:parent-style-name="Inred_20__28_Tabelle_20_Inhalt_29_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ddress in group_by_address()"&gt;</text:placeholder></text:p>
      <text:p text:style-name="P3"><text:text-input text:description="&lt;address.delivery_code&gt;">DELIVERY_CODE</text:text-input><text:text-input text:description="&lt;if test=&quot;address.delivery_code&quot;&gt;">IF delivery_code: </text:text-input> <text:s/>(Kundenreferenz: <text:s/><text:text-input text:description="&lt;address.client_order_ref&gt;">CLIENT_ORDER_REF</text:text-input>)<text:text-input text:description="&lt;/if&gt;">&lt;/IF&gt;</text:text-input></text:p>
      <text:p text:style-name="P2"><text:text-input text:description="&lt;address_text(address.address)&gt;">ADDRESS</text:text-input>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Inred_20_1_20__28_Versandliste_20_Überschrift_20_Tabelle_29_">Name</text:p>
          </table:table-cell>
          <table:table-cell table:style-name="Tabelle2.A1" office:value-type="string">
            <text:p text:style-name="Inred_20_1_20__28_Versandliste_20_Überschrift_20_Tabelle_29_"><text:text-input text:description="&lt;origin_str&gt;">ORIGIN_HEADER</text:text-input></text:p>
          </table:table-cell>
          <table:table-cell table:style-name="Tabelle2.A1" office:value-type="string">
            <text:p text:style-name="Inred_20_1_20__28_Versandliste_20_Überschrift_20_Tabelle_29_"><text:text-input text:description="&lt;date_str&gt;">DATE_HEADER</text:text-input></text:p>
          </table:table-cell>
          <table:table-cell table:style-name="Tabelle2.A1" office:value-type="string">
            <text:p text:style-name="P4"><text:text-input text:description="&lt;quantity_str&gt;">QUANTITY_HEADER</text:text-input></text:p>
          </table:table-cell>
          <table:table-cell table:style-name="Tabelle2.A1" office:value-type="string">
            <text:p text:style-name="P5"><text:text-input text:description="&lt;productnr_str&gt;">PRODUCTNR_HEADER</text:text-input></text:p>
          </table:table-cell>
          <table:table-cell table:style-name="Tabelle2.F1" office:value-type="string">
            <text:p text:style-name="Inred_20_1_20__28_Versandliste_20_Überschrift_20_Tabelle_29_"><text:text-input text:description="&lt;product_str&gt;">PRODUCT_HEADER</text:text-input></text:p>
          </table:table-cell>
        </table:table-row>
      </table:table>
      <text:p text:style-name="P1"><text:placeholder text:placeholder-type="text">&lt;for each="line in address.lines"&gt;</text:placeholder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Inred_20__28_Tabelle_20_Inhalt_29_"><text:text-input text:description="&lt;if test=&quot;line.picking_id.name&quot;&gt;">IF NAME</text:text-input></text:p>
              <text:p text:style-name="Inred_20__28_Tabelle_20_Inhalt_29_"><text:text-input text:description="&lt;o.address_text(o.dest_picking_id and o.dest_picking_id.address_id.name or None)"/><text:text-input text:description="&lt;line.picking_id.name&gt;">NAME</text:text-input></text:p>
              <text:p text:style-name="Inred_20__28_Tabelle_20_Inhalt_29_"><text:text-input text:description="&lt;/if&gt;">END IF</text:text-input></text:p>
            </table:table-cell>
            <table:table-cell table:style-name="Tabelle1.A1" office:value-type="string">
              <text:p text:style-name="Inred_20__28_Tabelle_20_Inhalt_29_"><text:text-input text:description="&lt;if test=&quot;line.picking_id.origin&quot;&gt;">IF ORIGIN</text:text-input></text:p>
              <text:p text:style-name="Inred_20__28_Tabelle_20_Inhalt_29_"><text:text-input text:description="&lt;line.picking_id.origin&gt;">ORIGIN</text:text-input></text:p>
              <text:p text:style-name="Inred_20__28_Tabelle_20_Inhalt_29_"><text:text-input text:description="&lt;/if&gt;">END IF</text:text-input></text:p>
            </table:table-cell>
            <table:table-cell table:style-name="Tabelle1.A1" office:value-type="string">
              <text:p text:style-name="Inred_20__28_Tabelle_20_Inhalt_29_"><text:text-input text:description="&lt;if test=&quot;line.picking_id.write_date&quot;&gt;">IF DATE</text:text-input></text:p>
              <text:p text:style-name="Inred_20__28_Tabelle_20_Inhalt_29_"><text:text-input text:description="&lt;formatLang(line.picking_id.write_date,date_time=True)&gt;">DATE</text:text-input></text:p>
              <text:p text:style-name="Inred_20__28_Tabelle_20_Inhalt_29_"><text:text-input text:description="&lt;/if&gt;">END IF</text:text-input></text:p>
            </table:table-cell>
            <table:table-cell table:style-name="Tabelle1.A1" office:value-type="string">
              <text:p text:style-name="P7"><text:text-input text:description="&lt;if test=&quot;line.product_qty&quot;&gt;">IF QUANTITY</text:text-input></text:p>
              <text:p text:style-name="P7"><text:placeholder text:placeholder-type="text">&lt;formatLang(line.product_qty)&gt;</text:placeholder></text:p>
              <text:p text:style-name="P7"><text:text-input text:description="&lt;/if&gt;">END IF</text:text-input></text:p>
            </table:table-cell>
            <table:table-cell table:style-name="Tabelle1.A1" office:value-type="string">
              <text:p text:style-name="P6"><text:text-input text:description="&lt;if test=&quot;line.product_id.default_code&quot;&gt;">IF PRODUCTNR</text:text-input></text:p>
              <text:p text:style-name="P6"><text:text-input text:description="&lt;line.product_id.default_code&gt;">PRODUCTNR</text:text-input></text:p>
              <text:p text:style-name="P6"><text:text-input text:description="&lt;/if&gt;">END IF</text:text-input></text:p>
            </table:table-cell>
            <table:table-cell table:style-name="Tabelle1.F1" office:value-type="string">
              <text:p text:style-name="Inred_20__28_Tabelle_20_Inhalt_29_"><text:text-input text:description="&lt;if test=&quot;line.product_id.name&quot;&gt;">IF PRODUCT</text:text-input></text:p>
              <text:p text:style-name="Inred_20__28_Tabelle_20_Inhalt_29_"><text:text-input text:description="&lt;line.product_id.name&gt;">PRODUCT</text:text-input></text:p>
              <text:p text:style-name="Inred_20__28_Tabelle_20_Inhalt_29_"><text:text-input text:description="&lt;/if&gt;">END IF</text:text-input></text:p>
            </table:table-cell>
          </table:table-row>
        </table:table-header-rows>
      </table:table>
      <text:p text:style-name="Standard"><text:placeholder text:placeholder-type="text">&lt;/for&gt;</text:placeholder></text:p>
      <text:p text:style-name="Standard"/>
      <text:p text:style-name="Standard"><text:placeholder text:placeholder-type="text">&lt;/for&gt;</text:placeholder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Inred_20_1_20__28_Versandliste_20_Überschrift_20_Tabelle_29_" style:display-name="Inred 1 (Versandliste Überschrift Tabelle)" style:family="paragraph" style:parent-style-name="Standard" style:class="text" style:master-page-name="">
      <style:paragraph-properties style:page-number="auto" style:shadow="none"/>
      <style:text-properties style:font-name="Arial1" fo:font-size="8pt" fo:font-weight="bold" style:font-size-asian="10.5pt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Inred_20__28_Tabelle_20_Inhalt_29_" style:display-name="Inred (Tabelle Inhalt)" style:family="paragraph" style:master-page-name="">
      <style:paragraph-properties style:page-number="auto" style:shadow="none"/>
      <style:text-properties style:font-name="Arial2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8T17:29:02</dc:date>
    <dc:creator>edwin </dc:creator>
    <meta:generator>LibreOffice/3.6$Linux_X86_64 LibreOffice_project/360m1$Build-2</meta:generator>
    <meta:editing-duration>PT19H19M19S</meta:editing-duration>
    <meta:editing-cycles>218</meta:editing-cycles>
    <meta:document-statistic meta:table-count="2" meta:image-count="0" meta:object-count="0" meta:page-count="1" meta:paragraph-count="30" meta:word-count="51" meta:character-count="394" meta:non-whitespace-character-count="369"/>
  </office:meta>
</office:document-meta>
</file>